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Rote sailing <text:s text:c="4"/><text:a xlink:type="simple" xlink:href="https://www.youtube.com/watch?v=1y6t6qK36vw" text:style-name="Internet_20_link" text:visited-style-name="Visited_20_Internet_20_Link">https://www.youtube.com/watch?v=1y6t6qK36vw</text:a></text:p>
      <text:p text:style-name="Standard"/>
      <text:p text:style-name="Standard">Rote surfing</text:p>
      <text:p text:style-name="Standard"><text:tab/><text:a xlink:type="simple" xlink:href="https://www.youtube.com/watch?v=8EMNaFksWTw" text:style-name="Internet_20_link" text:visited-style-name="Visited_20_Internet_20_Link">https://www.youtube.com/watch?v=8EMNaFksWTw</text:a></text:p>
      <text:p text:style-name="Standard"/>
      <text:p text:style-name="Standard">Rote people</text:p>
      <text:p text:style-name="Standard"><text:tab/><text:a xlink:type="simple" xlink:href="https://www.youtube.com/watch?v=1sjGFBfwQBs" text:style-name="Internet_20_link" text:visited-style-name="Visited_20_Internet_20_Link">https://www.youtube.com/watch?v=1sjGFBfwQBs</text:a> </text:p>
      <text:p text:style-name="Standard"/>
      <text:p text:style-name="Standard">Rote Beauty</text:p>
      <text:p text:style-name="Standard"><text:tab/><text:a xlink:type="simple" xlink:href="https://www.youtube.com/watch?v=7zMXgJUem3M" text:style-name="Internet_20_link" text:visited-style-name="Visited_20_Internet_20_Link">https://www.youtube.com/watch?v=7zMXgJUem3M</text:a></text:p>
      <text:p text:style-name="Standard"/>
      <text:p text:style-name="Standard">Rote facts</text:p>
      <text:p text:style-name="Standard"><text:tab/><text:a xlink:type="simple" xlink:href="https://www.youtube.com/watch?v=NuIj_P_TecA" text:style-name="Internet_20_link" text:visited-style-name="Visited_20_Internet_20_Link">https://www.youtube.com/watch?v=NuIj_P_TecA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Porter</meta:initial-creator>
    <meta:creation-date>2021-12-24T23:24:50.65</meta:creation-date>
    <meta:document-statistic meta:table-count="0" meta:image-count="0" meta:object-count="0" meta:page-count="1" meta:paragraph-count="9" meta:word-count="15" meta:character-count="281"/>
    <dc:date>2021-12-25T01:17:50.62</dc:date>
    <dc:creator>John Porter</dc:creator>
    <meta:editing-duration>PT37M29S</meta:editing-duration>
    <meta:editing-cycles>1</meta:editing-cycles>
    <meta:generator>OpenOffice/4.1.10$Win32 OpenOffice.org_project/4110m2$Build-9807</meta:generator>
  </office:meta>
</office:document-meta>
</file>